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P3" style:family="paragraph" style:parent-style-name="Standard">
      <style:paragraph-properties fo:break-before="auto" fo:line-height="115%" fo:margin-top="0cm" fo:margin-bottom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text:span text:style-name="T1_4"><text:line-break/><text:line-break/></text:span><text:span text:style-name="T1_5">Date</text:span><text:span text:style-name="T1_6">:<text:s/>2014-03-20<text:line-break/></text:span></text:p>
      <text:p text:style-name="P2"><text:span text:style-name="T2_1">Facilitator</text:span><text:span text:style-name="T2_2">:<text:s/></text:span><text:span text:style-name="T2_3">Hampus</text:span><text:span text:style-name="T2_4"><text:s/></text:span><text:span text:style-name="T2_5">Dahlin</text:span><text:span text:style-name="T2_6"><text:line-break/><text:line-break/></text:span><text:span text:style-name="T2_7">Participants</text:span><text:span text:style-name="T2_8">:<text:s/></text:span><text:span text:style-name="T2_9">Hampus</text:span><text:span text:style-name="T2_10"><text:s/></text:span><text:span text:style-name="T2_11">Dahlin</text:span><text:span text:style-name="T2_12">,<text:s/></text:span><text:span text:style-name="T2_13">Björn</text:span><text:span text:style-name="T2_14"><text:s/></text:span><text:span text:style-name="T2_15">Hedström</text:span><text:span text:style-name="T2_16">,<text:s/></text:span><text:span text:style-name="T2_17">Malin</text:span><text:span text:style-name="T2_18"><text:s/></text:span><text:span text:style-name="T2_19">Thelin</text:span><text:span text:style-name="T2_20"><text:line-break/><text:line-break/>1.<text:s/></text:span><text:span text:style-name="T2_21">Objectives</text:span><text:span text:style-name="T2_22"><text:s/>(5<text:s/></text:span><text:span text:style-name="T2_23">min</text:span><text:span text:style-name="T2_24">)</text:span></text:p>
      <text:list text:style-name="LS1" xml:id="list0">
        <text:list-item>
          <text:p text:style-name="P3"><text:span text:style-name="T3_1">UML</text:span><text:span text:style-name="T3_2">,<text:s/></text:span><text:span text:style-name="T3_3">analysis</text:span><text:span text:style-name="T3_4"><text:s/></text:span><text:span text:style-name="T3_5">model</text:span></text:p>
        </text:list-item>
      </text:list>
      <text:p text:style-name="P4"/>
      <text:p text:style-name="P5"><text:span text:style-name="T5_1">2.<text:s/></text:span><text:span text:style-name="T5_2">Reports</text:span><text:span text:style-name="T5_3"><text:s/></text:span></text:p>
      <text:list text:style-name="LS2" xml:id="list1">
        <text:list-item>
          <text:p text:style-name="P6"><text:span text:style-name="T6_1">First</text:span><text:span text:style-name="T6_2"><text:s/></text:span><text:span text:style-name="T6_3">meeting</text:span></text:p>
        </text:list-item>
      </text:list>
      <text:p text:style-name="P7"><text:span text:style-name="T7_1"><text:line-break/></text:span></text:p>
      <text:p text:style-name="P8"><text:span text:style-name="T8_1">3.<text:s/></text:span><text:span text:style-name="T8_2">Discussion</text:span><text:span text:style-name="T8_3"><text:s/></text:span><text:span text:style-name="T8_4">items</text:span><text:span text:style-name="T8_5"><text:s/>(35<text:s/></text:span><text:span text:style-name="T8_6">min</text:span><text:span text:style-name="T8_7">)<text:s/></text:span></text:p>
      <text:list text:style-name="LS3" xml:id="list2">
        <text:list-item>
          <text:p text:style-name="P9"><text:span text:style-name="T9_1">We</text:span><text:span text:style-name="T9_2"><text:s/></text:span><text:span text:style-name="T9_3">decide</text:span><text:span text:style-name="T9_4"><text:s/></text:span><text:span text:style-name="T9_5">to</text:span><text:span text:style-name="T9_6"><text:s/></text:span><text:span text:style-name="T9_7">focus</text:span><text:span text:style-name="T9_8"><text:s/></text:span><text:span text:style-name="T9_9">on</text:span><text:span text:style-name="T9_10"><text:s/></text:span><text:span text:style-name="T9_11">the</text:span><text:span text:style-name="T9_12"><text:s/></text:span><text:span text:style-name="T9_13">modeling</text:span></text:p>
        </text:list-item>
        <text:list-item>
          <text:p text:style-name="P10"><text:span text:style-name="T10_1">We</text:span><text:span text:style-name="T10_2"><text:s/></text:span><text:span text:style-name="T10_3">will</text:span><text:span text:style-name="T10_4"><text:s/></text:span><text:span text:style-name="T10_5">continue</text:span><text:span text:style-name="T10_6"><text:s/></text:span><text:span text:style-name="T10_7">searching</text:span><text:span text:style-name="T10_8"><text:s/></text:span><text:span text:style-name="T10_9">for</text:span><text:span text:style-name="T10_10"><text:s/></text:span><text:span text:style-name="T10_11">solutions</text:span><text:span text:style-name="T10_12"><text:s/></text:span><text:span text:style-name="T10_13">to</text:span><text:span text:style-name="T10_14"><text:s/></text:span><text:span text:style-name="T10_15">finding</text:span><text:span text:style-name="T10_16"><text:s/></text:span><text:span text:style-name="T10_17">rythm</text:span><text:span text:style-name="T10_18"><text:s/></text:span><text:span text:style-name="T10_19">and</text:span><text:span text:style-name="T10_20"><text:s/></text:span><text:span text:style-name="T10_21">melody</text:span><text:span text:style-name="T10_22"><text:s/></text:span><text:span text:style-name="T10_23">from</text:span><text:span text:style-name="T10_24"><text:s/></text:span><text:span text:style-name="T10_25">music</text:span><text:span text:style-name="T10_26"><text:s/></text:span><text:span text:style-name="T10_27">files</text:span><text:span text:style-name="T10_28">.</text:span></text:p>
        </text:list-item>
      </text:list>
      <text:p text:style-name="P11"/>
      <text:p text:style-name="P12"><text:span text:style-name="T12_1">4.<text:s/></text:span><text:span text:style-name="T12_2">Outcomes</text:span><text:span text:style-name="T12_3"><text:s/></text:span><text:span text:style-name="T12_4">and</text:span><text:span text:style-name="T12_5"><text:s/></text:span><text:span text:style-name="T12_6">assignments</text:span><text:span text:style-name="T12_7"><text:s/>(5<text:s/></text:span><text:span text:style-name="T12_8">min</text:span><text:span text:style-name="T12_9">)<text:s/></text:span></text:p>
      <text:list text:style-name="LS4" xml:id="list4">
        <text:list-item>
          <text:p text:style-name="P13"><text:span text:style-name="T13_1">Everyone</text:span><text:span text:style-name="T13_2"><text:s/></text:span><text:span text:style-name="T13_3">present</text:span><text:span text:style-name="T13_4"><text:s/></text:span><text:span text:style-name="T13_5">will</text:span><text:span text:style-name="T13_6"><text:s/></text:span><text:span text:style-name="T13_7">continue</text:span><text:span text:style-name="T13_8"><text:s/></text:span><text:span text:style-name="T13_9">working</text:span><text:span text:style-name="T13_10"><text:s/></text:span><text:span text:style-name="T13_11">on</text:span><text:span text:style-name="T13_12"><text:s/></text:span><text:span text:style-name="T13_13">the</text:span><text:span text:style-name="T13_14"><text:s/></text:span><text:span text:style-name="T13_15">model</text:span><text:span text:style-name="T13_16">.</text:span></text:p>
        </text:list-item>
      </text:list>
      <text:p text:style-name="P14"/>
      <text:p text:style-name="P15"><text:span text:style-name="T15_1">5.<text:s/></text:span><text:span text:style-name="T15_2">Wrap</text:span><text:span text:style-name="T15_3"><text:s/></text:span><text:span text:style-name="T15_4">up</text:span><text:span text:style-name="T15_5"><text:s/></text:span></text:p>
      <text:list text:style-name="LS5" xml:id="list5">
        <text:list-item>
          <text:p text:style-name="P16"><text:span text:style-name="T16_1">Next</text:span><text:span text:style-name="T16_2"><text:s/></text:span><text:span text:style-name="T16_3">meeting</text:span><text:span text:style-name="T16_4"><text:s/>12:00<text:s/>-<text:s/>13:00,<text:s/></text:span><text:span text:style-name="T16_5">monday</text:span><text:span text:style-name="T16_6"><text:s/>2014-03-24<text:line-break/></text:span></text:p>
        </text:list-item>
      </text:list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